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c001e"/>
    </style:style>
    <style:style style:name="ce2" style:family="table-cell" style:parent-style-name="Default">
      <style:table-cell-properties fo:background-color="#8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LOCAL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N.º threads</text:p>
          </table:table-cell>
          <table:table-cell table:style-name="ce1" office:value-type="string" calcext:value-type="string">
            <text:p>Tiempo para n= 1250</text:p>
          </table:table-cell>
          <table:table-cell table:style-name="ce1"/>
          <table:table-cell table:style-name="ce1" office:value-type="string" calcext:value-type="string">
            <text:p>Tiempo para n= 150</text:p>
          </table:table-cell>
          <table:table-cell table:style-name="ce1"/>
          <table:table-cell table:style-name="ce1" office:value-type="string" calcext:value-type="string">
            <text:p>Ganancia n= 1250</text:p>
          </table:table-cell>
          <table:table-cell table:style-name="ce1" office:value-type="string" calcext:value-type="string">
            <text:p>Ganancia n=15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Paralelo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Paralelo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21850657" calcext:value-type="float">
            <text:p>3,821850657</text:p>
          </table:table-cell>
          <table:table-cell office:value-type="float" office:value="5.347085225" calcext:value-type="float">
            <text:p>5,347085225</text:p>
          </table:table-cell>
          <table:table-cell office:value-type="float" office:value="0.002631689" calcext:value-type="float">
            <text:p>0,002631689</text:p>
          </table:table-cell>
          <table:table-cell office:value-type="float" office:value="0.044174477" calcext:value-type="float">
            <text:p>0,044174477</text:p>
          </table:table-cell>
          <table:table-cell table:formula="of:=[.B4]/[.C4]" office:value-type="float" office:value="0.714754019466746" calcext:value-type="float">
            <text:p>0,7147540195</text:p>
          </table:table-cell>
          <table:table-cell table:formula="of:=[.D4]/[.E4]" office:value-type="float" office:value="0.0595748762345279" calcext:value-type="float">
            <text:p>0,0595748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13073563" calcext:value-type="float">
            <text:p>3,813073563</text:p>
          </table:table-cell>
          <table:table-cell office:value-type="float" office:value="3.260411646" calcext:value-type="float">
            <text:p>3,260411646</text:p>
          </table:table-cell>
          <table:table-cell office:value-type="float" office:value="0.002594066" calcext:value-type="float">
            <text:p>0,002594066</text:p>
          </table:table-cell>
          <table:table-cell office:value-type="float" office:value="0.020962677" calcext:value-type="float">
            <text:p>0,020962677</text:p>
          </table:table-cell>
          <table:table-cell table:formula="of:=[.B5]/[.C5]" office:value-type="float" office:value="1.16950679147464" calcext:value-type="float">
            <text:p>1,1695067915</text:p>
          </table:table-cell>
          <table:table-cell table:formula="of:=[.D5]/[.E5]" office:value-type="float" office:value="0.123746885953545" calcext:value-type="float">
            <text:p>0,1237468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8001056" calcext:value-type="float">
            <text:p>3,938001056</text:p>
          </table:table-cell>
          <table:table-cell office:value-type="float" office:value="3.335946672" calcext:value-type="float">
            <text:p>3,335946672</text:p>
          </table:table-cell>
          <table:table-cell office:value-type="float" office:value="0.00265455" calcext:value-type="float">
            <text:p>0,00265455</text:p>
          </table:table-cell>
          <table:table-cell office:value-type="float" office:value="0.022515869" calcext:value-type="float">
            <text:p>0,022515869</text:p>
          </table:table-cell>
          <table:table-cell table:formula="of:=[.B6]/[.C6]" office:value-type="float" office:value="1.18047482265028" calcext:value-type="float">
            <text:p>1,1804748227</text:p>
          </table:table-cell>
          <table:table-cell table:formula="of:=[.D6]/[.E6]" office:value-type="float" office:value="0.117896848662603" calcext:value-type="float">
            <text:p>0,1178968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86322385" calcext:value-type="float">
            <text:p>3,886322385</text:p>
          </table:table-cell>
          <table:table-cell office:value-type="float" office:value="3.550180859" calcext:value-type="float">
            <text:p>3,550180859</text:p>
          </table:table-cell>
          <table:table-cell office:value-type="float" office:value="0.002631524" calcext:value-type="float">
            <text:p>0,002631524</text:p>
          </table:table-cell>
          <table:table-cell office:value-type="float" office:value="0.024348706" calcext:value-type="float">
            <text:p>0,024348706</text:p>
          </table:table-cell>
          <table:table-cell table:formula="of:=[.B7]/[.C7]" office:value-type="float" office:value="1.09468293006759" calcext:value-type="float">
            <text:p>1,0946829301</text:p>
          </table:table-cell>
          <table:table-cell table:formula="of:=[.D7]/[.E7]" office:value-type="float" office:value="0.10807654419089" calcext:value-type="float">
            <text:p>0,1080765442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TCGRID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N.º threads</text:p>
          </table:table-cell>
          <table:table-cell table:style-name="ce1" office:value-type="string" calcext:value-type="string">
            <text:p>Tiempo para n= 1250</text:p>
          </table:table-cell>
          <table:table-cell table:style-name="ce1"/>
          <table:table-cell table:style-name="ce1" office:value-type="string" calcext:value-type="string">
            <text:p>Tiempo para n= 150</text:p>
          </table:table-cell>
          <table:table-cell table:style-name="ce1"/>
          <table:table-cell table:style-name="ce1" office:value-type="string" calcext:value-type="string">
            <text:p>Ganancia n= 1250</text:p>
          </table:table-cell>
          <table:table-cell table:style-name="ce1" office:value-type="string" calcext:value-type="string">
            <text:p>Ganancia n=15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Paralelo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Paralelo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4:23:32.422936785</meta:creation-date>
    <dc:date>2018-05-10T14:36:38.108778895</dc:date>
    <meta:editing-duration>PT13M3S</meta:editing-duration>
    <meta:editing-cycles>8</meta:editing-cycles>
    <meta:generator>LibreOffice/5.1.6.2$Linux_X86_64 LibreOffice_project/10m0$Build-2</meta:generator>
    <meta:document-statistic meta:table-count="1" meta:cell-count="60" meta:object-count="0"/>
  </office:meta>
</office:document-meta>
</file>